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332" calcext:value-type="float">
            <text:p>91.3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3568" calcext:value-type="float">
            <text:p>91.7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916" calcext:value-type="float">
            <text:p>92.3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4064" calcext:value-type="float">
            <text:p>92.7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9992" calcext:value-type="float">
            <text:p>92.8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6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301</text:p>
          </table:table-cell>
          <table:table-cell office:value-type="string" calcext:value-type="string">
            <text:p>TWDB:1025301</text:p>
          </table:table-cell>
          <table:table-cell office:value-type="string" calcext:value-type="string">
            <text:p>195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